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C0000019E96E5369BFA214827.png" manifest:media-type="image/png"/>
  <manifest:file-entry manifest:full-path="Pictures/10000001000002AC000001AC00229FFB0AF0BC3D.png" manifest:media-type="image/png"/>
  <manifest:file-entry manifest:full-path="Pictures/100000010000029C00000162B106934800AED5C8.png" manifest:media-type="image/png"/>
  <manifest:file-entry manifest:full-path="Pictures/10000001000003540000012CD65C25A7EC5D4E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62ddf" officeooo:paragraph-rsid="00062ddf" style:font-size-asian="28pt" style:font-size-complex="32pt"/>
    </style:style>
    <style:style style:name="P2" style:family="paragraph" style:parent-style-name="Standard">
      <style:text-properties fo:font-size="14pt" fo:font-weight="bold" officeooo:rsid="00062ddf" officeooo:paragraph-rsid="00062ddf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fo:font-weight="bold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8"/>ASSIGNMENT -14</text:span></text:p>
      <text:p text:style-name="P1"><text:span text:style-name="T3">Question 1:</text:span></text:p>
      <text:p text:style-name="P1"><draw:frame draw:style-name="fr1" draw:name="Image1" text:anchor-type="char" svg:width="17cm" svg:height="5.985cm" draw:z-index="0"><draw:image xlink:href="Pictures/10000001000003540000012CD65C25A7EC5D4E7B.png" xlink:type="simple" xlink:show="embed" xlink:actuate="onLoad" draw:mime-type="image/png"/></draw:frame><text:s/></text:p>
      <text:p text:style-name="P1"><text:span text:style-name="T3">Question 2:</text:span> </text:p>
      <text:p text:style-name="P1"/>
      <text:p text:style-name="P1"><draw:frame draw:style-name="fr2" draw:name="Image2" text:anchor-type="char" svg:width="17cm" svg:height="9.008cm" draw:z-index="1"><draw:image xlink:href="Pictures/100000010000029C00000162B106934800AED5C8.png" xlink:type="simple" xlink:show="embed" xlink:actuate="onLoad" draw:mime-type="image/png"/></draw:frame><text:s text:c="2"/></text:p>
      <text:p text:style-name="P2">Question 3 :</text:p>
      <text:p text:style-name="P2"><draw:frame draw:style-name="fr2" draw:name="Image3" text:anchor-type="char" svg:width="17cm" svg:height="10.636cm" draw:z-index="2"><draw:image xlink:href="Pictures/10000001000002AC000001AC00229FFB0AF0BC3D.png" xlink:type="simple" xlink:show="embed" xlink:actuate="onLoad" draw:mime-type="image/png"/></draw:frame><text:soft-page-break/><text:s text:c="2"/></text:p>
      <text:p text:style-name="P2">Quesrion 4:</text:p>
      <text:p text:style-name="P2"><draw:frame draw:style-name="fr1" draw:name="Image4" text:anchor-type="char" svg:width="17cm" svg:height="8.183cm" draw:z-index="3"><draw:image xlink:href="Pictures/100000010000035C0000019E96E5369BFA2148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3:34:18.115656643</meta:creation-date>
    <dc:date>2024-03-15T23:38:07.948762304</dc:date>
    <meta:editing-duration>PT3M50S</meta:editing-duration>
    <meta:editing-cycles>1</meta:editing-cycles>
    <meta:document-statistic meta:table-count="0" meta:image-count="4" meta:object-count="0" meta:page-count="2" meta:paragraph-count="8" meta:word-count="11" meta:character-count="73" meta:non-whitespace-character-count="53"/>
    <meta:generator>LibreOffice/7.3.5.2$Linux_X86_64 LibreOffice_project/30$Build-2</meta:generator>
  </office:meta>
</office:document-meta>
</file>